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</office:automatic-styles>
  <office:body>
    <office:text text:use-soft-page-breaks="true">
      <text:p text:style-name="P1">TD2<text:s/></text:p>
      <text:h text:style-name="Titre1" text:outline-level="1">Exercice 1 : Interfaces fonctionnelles<text:s/></text:h>
      <text:h text:style-name="Titre2" text:outline-level="2">Question 1 :<text:s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 Dornat</meta:initial-creator>
    <dc:creator>Julie Dornat</dc:creator>
    <meta:creation-date>2023-10-02T14:12:00Z</meta:creation-date>
    <dc:date>2023-10-02T14:14:00Z</dc:date>
    <meta:template xlink:href="Normal.dotm" xlink:type="simple"/>
    <meta:editing-cycles>1</meta:editing-cycles>
    <meta:editing-duration>PT120S</meta:editing-duration>
    <meta:document-statistic meta:page-count="1" meta:paragraph-count="1" meta:word-count="9" meta:character-count="59" meta:row-count="1" meta:non-whitespace-character-count="51"/>
  </office:meta>
</office:document-meta>
</file>